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edHeaderTransformerTests.remov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wardedHeaderTransformerTests.forwarded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wardedHeaderTransformerTests.xForwardedPrefix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HeaderTransformerTests.assertForwardedHeadersRemoved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edHeaderTransformerTests.shouldConcatenatePrefixesWithTrailing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HeaderTransformerTests.xForwarded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wardedHeaderTransformerTests.shouldNotDouble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wardedHeaderTransformerTests.shouldConcatenat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dHeaderTransformerTests.forwarde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wardedHeaderTransformerTests.xForward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edHeaderTransformerTests.getRequest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dHeaderTransformerTests.forwardedFor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wardedHeaderTransformerTests.xForwardedPrefixShouldNotLeadToDecod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wardedHeaderTransformerTests.xForwarde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